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odello di prova</text:p>
      <text:p text:style-name="Standard"/>
      <text:p text:style-name="Standard">Pratica numero [numero] presentata il [onload.data_presentazione]</text:p>
      <text:p text:style-name="Standard">Protocollo [protocollo] del [data_protocollo]</text:p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erto Ruggeri</meta:initial-creator>
    <meta:creation-date>2014-04-07T10:46:18.22</meta:creation-date>
    <dc:date>2014-04-07T10:49:09.74</dc:date>
    <dc:creator>Roberto Ruggeri</dc:creator>
    <meta:editing-duration>PT2M51S</meta:editing-duration>
    <meta:editing-cycles>2</meta:editing-cycles>
    <meta:generator>OpenOffice/4.0.1$Win32 OpenOffice.org_project/401m5$Build-9714</meta:generator>
    <meta:document-statistic meta:table-count="0" meta:image-count="0" meta:object-count="0" meta:page-count="1" meta:paragraph-count="3" meta:word-count="13" meta:character-count="119"/>
  </office:meta>
</office:document-meta>
</file>